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13a7" officeooo:paragraph-rsid="001613a7"/>
    </style:style>
    <style:style style:name="P2" style:family="paragraph" style:parent-style-name="Standard">
      <style:text-properties officeooo:rsid="001613a7" officeooo:paragraph-rsid="00166bdd"/>
    </style:style>
    <style:style style:name="P3" style:family="paragraph" style:parent-style-name="Standard">
      <style:text-properties officeooo:rsid="00166bdd" officeooo:paragraph-rsid="00166bdd"/>
    </style:style>
    <style:style style:name="P4" style:family="paragraph" style:parent-style-name="Standard">
      <style:paragraph-properties style:border-line-width-bottom="0.03cm 0.03cm 0.03cm" fo:padding-left="0cm" fo:padding-right="0cm" fo:padding-top="0cm" fo:padding-bottom="0.074cm" fo:border-left="none" fo:border-right="none" fo:border-top="none" fo:border-bottom="2.49pt double #000000" style:join-border="false"/>
      <style:text-properties officeooo:rsid="001613a7"/>
    </style:style>
    <style:style style:name="T1" style:family="text">
      <style:text-properties officeooo:rsid="0017e4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d <text:s/>/opt/infra-$1</text:p>
      <text:p text:style-name="Standard">git checkout $5</text:p>
      <text:p text:style-name="Standard">git pull origin $5</text:p>
      <text:p text:style-name="Standard">git submodule update --recursive</text:p>
      <text:p text:style-name="Standard">cd /opt/infra-$1/deployment</text:p>
      <text:p text:style-name="Standard">if [ $2 == 'flmsng7' ] || [ $2 == 'clpanelv7' ]</text:p>
      <text:p text:style-name="Standard">then</text:p>
      <text:p text:style-name="Standard"><text:tab/>make deploy-ui-fm-dashboard-v2 -e project=$1 app=$2 env=$3 tag_name=$4<text:tab/></text:p>
      <text:p text:style-name="Standard">else</text:p>
      <text:p text:style-name="Standard"><text:tab/>make deploy-ui -e project=$1 app=$2 env=$3 tag_name=$4</text:p>
      <text:p text:style-name="Standard">fi</text:p>
      <text:p text:style-name="Standard"/>
      <text:p text:style-name="Standard"/>
      <text:p text:style-name="P4"/>
      <text:p text:style-name="P1"/>
      <text:p text:style-name="P3">$1= frontend</text:p>
      <text:p text:style-name="P1">$2 = flmsng7</text:p>
      <text:p text:style-name="P1">$3 = dev</text:p>
      <text:p text:style-name="P2">$4= jenkins-ui</text:p>
      <text:p text:style-name="P3">$5 = dev<text:span text:style-name="T1">e</text:span>lo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7:38:49.669120891</meta:creation-date>
    <dc:date>2019-02-13T18:40:57.886925946</dc:date>
    <meta:editing-duration>PT9M2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58" meta:character-count="351" meta:non-whitespace-character-count="306"/>
  </office:meta>
</office:document-meta>
</file>